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justify" style:justify-single-word="false" fo:orphans="0" fo:widows="0"/>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master-page-name="Standard">
      <style:paragraph-properties fo:margin-top="0in" fo:margin-bottom="0in" loext:contextual-spacing="false" fo:line-height="100%" fo:text-align="justify" style:justify-single-word="false" fo:orphans="0" fo:widows="0" style:page-number="1"/>
    </style:style>
    <style:style style:name="P4"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style>
    <style:style style:name="P6"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 ostatnim numerze zaplanowaliśmy prostą grę, wykorzystującą poznane do tej pory mechanizmy. Teraz nadszedł czas, by rozpocząć jej tworzenie – wykorzystywanie dzieci, nawet kucykowych, w charakterze temperówki jest niemoralne, więc pora zrobić z nią to, co powinno się robić z nieletnimi. Oczywiście, mam na myśli wysłanie jej do szkoły – i, dzięki zastosowaniu zakotwiczeń, metody „call” zamiast „jump” oraz tak zwanych displayables, nieco urozmaicimy jej życie.</text:p>
      <text:p text:style-name="P1"/>
      <text:p text:style-name="P1">Zakotwiczenia:</text:p>
      <text:p text:style-name="P1">Czasem w dialogach lub przemyśleniach postaci przydaje się możliwość rzucenia odrobiny światła na jakiś fragment, który się pojawia w tekście. W Ren’py możemy to łatwo osiągnąć dzięki tagowi „a” – zakotwiczaniu.</text:p>
      <text:p text:style-name="P1"/>
      <text:p text:style-name="P1">Jego konstrukcja jest bardzo prosta w użyciu. Dla przykładu załóżmy, że nasza Sweetie Belle przy mówieniu wymienia kilka wydarzeń, jakie będą mieć miejsce w najbliższym czasie:</text:p>
      <text:p text:style-name="P1"/>
      <text:p text:style-name="P1"/>
      <text:p text:style-name="P1"><draw:rect text:anchor-type="as-char" style:rel-width="100%" draw:z-index="0" draw:style-name="gr1" draw:text-style-name="P6" svg:width="0.0012in" svg:height="0.0213in"><text:p/></draw:rect></text:p>
      <text:p text:style-name="P1"/>
      <text:p text:style-name="P1"><text:s text:c="4"/>s "Cały tydzień {a=jump:school}szkoły{/a}, w sobotę {a=jump:festival}festiwal{/a}, a w poniedziałek {a=jump:exam}egzamin{/a}"</text:p>
      <text:p text:style-name="P1"/>
      <text:p text:style-name="P4">label school:</text:p>
      <text:p text:style-name="P4"><text:s text:c="4"/>"Nie ma to jak szkoła. Sweetie jeszcze nie wiedziała, ale po pełnoletności jeszcze za nią zatęskni wiele razy"</text:p>
      <text:p text:style-name="P4">label festival:</text:p>
      <text:p text:style-name="P4"><text:s text:c="4"/>"Spory festiwal, na którym będzie teatrzyk, zabawy... kupa frajdy"</text:p>
      <text:p text:style-name="P4">label exam:</text:p>
      <text:p text:style-name="P4"><text:s text:c="4"/>"Egzamin zła i bólu, którego niezdanie będzie oznaczało trafienie do piekła Szkoły Letniej i koniec marzeń o wakacjach"</text:p>
      <text:p text:style-name="P4"/>
      <text:p text:style-name="P5"><draw:rect text:anchor-type="as-char" style:rel-width="100%" draw:z-index="1" draw:style-name="gr1" draw:text-style-name="P6" svg:width="0.0012in" svg:height="0.0213in"><text:p/></draw:rect></text:p>
      <text:p text:style-name="P4"/>
      <text:p text:style-name="P1"/>
      <text:p text:style-name="P1">Jak widać, w tekście wypowiadanym przez naszą małą, dzielną klacz pojawiły się dziwne konstrukcje. Tag zakotwiczania jest prosty w budowie – zaczyna się od klamry, słowa kluczowego „a”, polecenia „jump” oraz zakładki, do której mamy skoczyć. Gdy chcemy zakończyć naszą kotwicę, umieszczamy z kolei strukturę {/a}. Dzięki temu słowo, które tak otoczyliśmy, będzie wyróżniało się innym kolorem, a po kliknięciu przeniesie nas do wskazanej zakładki! Może to być całkiem niezły zamiennik np. tworzenia menu, takiego jak zaprezentowanego w pierwszym odcinku naszego cyklu.</text:p>
      <text:p text:style-name="P1"/>
      <text:p text:style-name="P1">Jump/call:</text:p>
      <text:p text:style-name="P1"><text:soft-page-break/>Jest tylko jeden problem – mianowicie stworzona przez nas struktura… po prostu nie działa za dobrze. Jeśli klikniemy na „szkoły”, to zostaniemy, co prawda, przeniesieni do odpowiedniej zakładki, ale po jej kliknięciu przejdziemy linijkę dalej – do opisu festiwalu, a następnie do opisu egzaminu. Coś jest nie tak, i to bardzo!</text:p>
      <text:p text:style-name="P1"/>
      <text:p text:style-name="P1">Możemy to rozwiązać, umieszczając dodatkowe instrukcje „jump” po opisach, by przenieść się potem z powrotem do jakiejś zakładki znajdującej się przed wypowiedzią Sweetie, ale to rozwiązanie ma kilka wad. Przede wszystkim, co jeśli będziemy chcieli umieścić podobną kotwicę w kilku miejscach? Możemy chcieć umieścić odwołanie do definicji egzaminu lub festiwalu w więcej niż jednym miejscu, a wtedy albo będziemy musieli tworzyć dodatkowe zmienne, warunki etc., by skoczyć do odpowiedniej zakładki, albo… </text:p>
      <text:p text:style-name="P1"/>
      <text:p text:style-name="P1">Albo możemy po prostu użyć funkcji pokrewnej do „jump” – „call”. Działa podobnie jak „jump” – przenosi nas do określonej zakładki. Różnica polega jednak na tym, że po przejściu do słowa kluczowego „return” wrócimy do miejsca, w którym call było wywołane! Po kilku zmianach nasz kod będzie wyglądał teraz tak:</text:p>
      <text:p text:style-name="P1"/>
      <text:p text:style-name="P1"/>
      <text:p text:style-name="P1"><draw:rect text:anchor-type="as-char" style:rel-width="100%" draw:z-index="2" draw:style-name="gr1" draw:text-style-name="P6" svg:width="0.0012in" svg:height="0.0213in"><text:p/></draw:rect></text:p>
      <text:p text:style-name="P1"/>
      <text:p text:style-name="P1"><text:s text:c="4"/>label talking:</text:p>
      <text:p text:style-name="P1"><text:s text:c="8"/>$sentinel = False</text:p>
      <text:p text:style-name="P1"><text:s text:c="8"/>s "Cały tydzień {a=call:school}szkoły{/a}, w sobotę {a=call:festival}festiwal{/a}, a w poniedziałek {a=call:exam}egzamin{/a}"</text:p>
      <text:p text:style-name="P1"><text:s text:c="8"/>if sentinel:</text:p>
      <text:p text:style-name="P1"><text:s text:c="12"/>jump talking</text:p>
      <text:p text:style-name="P1"/>
      <text:p text:style-name="P1"><text:s text:c="8"/>s "Już mi się nie chce..."</text:p>
      <text:p text:style-name="P1"><text:s text:c="8"/>return</text:p>
      <text:p text:style-name="P1"/>
      <text:p text:style-name="P1"><text:s text:c="4"/>label school:</text:p>
      <text:p text:style-name="P1"><text:s text:c="8"/>"Nie ma to jak szkoła. Sweetie jeszcze nie wiedziała, ale po pełnoletności jeszcze za nią zatęskni wiele razy"</text:p>
      <text:p text:style-name="P1"><text:s text:c="8"/>$sentinel = True</text:p>
      <text:p text:style-name="P1"><text:s text:c="8"/>return</text:p>
      <text:p text:style-name="P1"><text:s text:c="4"/>label festival:</text:p>
      <text:p text:style-name="P1"><text:s text:c="8"/>"Spory festiwal, na którym będzie teatrzyk, zabawy... kupa frajdy"</text:p>
      <text:p text:style-name="P1"><text:s text:c="8"/>$sentinel = True</text:p>
      <text:p text:style-name="P1"><text:s text:c="8"/>return</text:p>
      <text:p text:style-name="P1"><text:soft-page-break/><text:s text:c="4"/>label exam:</text:p>
      <text:p text:style-name="P1"><text:s text:c="8"/>"Egzamin zła i bólu, którego niezdanie będzie oznaczało trafienie do piekła {a=call:school}Szkoły{/a} Letniej i koniec marzeń o wakacjach"</text:p>
      <text:p text:style-name="P1"><text:s text:c="8"/>$sentinel = True</text:p>
      <text:p text:style-name="P1"><text:s text:c="8"/>return</text:p>
      <text:p text:style-name="P1"/>
      <text:p text:style-name="P1"><draw:rect text:anchor-type="as-char" style:rel-width="100%" draw:z-index="3" draw:style-name="gr1" draw:text-style-name="P6" svg:width="0.0012in" svg:height="0.0213in"><text:p/></draw:rect></text:p>
      <text:p text:style-name="P1"/>
      <text:p text:style-name="P1">Pewnym problemem może być to, że po callu „przeskoczymy” tekst, w którym go wywołaliśmy, i wejdziemy do kolejnej instrukcji (w tym wypadku, gdyby nie if i jump, weszlibyśmy do tekstu „Już mi się nie chce...”). W tym wypadku nie chcemy tego – chcemy mieć możliwość przejrzenia wszystkich definicji, nie tylko jednej. By temu zaradzić, umieszczamy zmienną pomocniczą „sentinel” („strażnik”), której głównym zadaniem jest sprawdzanie, czy użyliśmy calla. Jeśli tak – to przeskakujemy z powrotem do zakładki umieszczonej przed wypowiedzianym tekstem i ustawiamy ponownie strażnika na „False”. </text:p>
      <text:p text:style-name="P1"/>
      <text:p text:style-name="P1">Jak widać, możemy teraz nawet wywołać definicję ze środka definicji – w zakładce „exam” możemy przejść do definicji słowa „szkoła”, po czym bez pudła wrócimy do słów wypowiadanych przez naszą klaczkę.</text:p>
      <text:p text:style-name="P1"/>
      <text:p text:style-name="P1">Jest wiele możliwości, jakie nam oferuje ten mechanizm. Na przykład możemy w osobnym pliku (by zmniejszyć ryzyko wejścia naszej gry w zakładkę definicji i utrzymać porządek w kodzie) stworzyć niewielki „słowniczek” i rozwijać go w razie potrzeby.</text:p>
      <text:p text:style-name="P1"/>
      <text:p text:style-name="P1">„Call” można też stosować poza zakotwiczaniem – osobno, jak jumpy. Jest to bardzo przydatne i pomaga w schludnym dzieleniu gry na osobne scenki albo np. tworzenie zakładek zarządzających zmiennymi – np. zakładki „add_day”, która będzie zmieniać poniedziałek na wtorek, wtorek na środę i tak dalej. Trzeba tylko pamiętać o returnie i uważać, żeby gra nie weszła do niego przed aktywowaniem calla – będzie to wtedy uznane za zakończenie rozgrywki (zauważcie, że po utworzeniu nowego projektu gry na końcu skryptu już jest jeden return – można to zobaczyć choćby w pierwszym artykule z serii).</text:p>
      <text:p text:style-name="P1"/>
      <text:p text:style-name="P1">Displayables:</text:p>
      <text:p text:style-name="P1">Na sam koniec jeszcze słówko o obiecanych displayables. Tak w największym skrócie, są to obrazki, które nieco podrasowaliśmy przy użyciu możliwości programistycznych dostarczanych przez Ren’py. Może to być np. sterowanie obrazkiem przy użyciu jakiejś zmiennej lub wyświetlanego już na ekranie obrazka (np. możemy zrobić miniaturowy portrecik naszej postaci wyświetlany z dołu przy dialogach, który będzie mieć zawsze taki wyraz twarzy jak jej aktualnie wyświetlany obrazek).</text:p>
      <text:p text:style-name="P1"/>
      <text:p text:style-name="P1">Zadeklarujmy w kodzie taką strukturę: </text:p>
      <text:p text:style-name="P1"/>
      <text:p text:style-name="P1"><draw:rect text:anchor-type="as-char" style:rel-width="100%" draw:z-index="4" draw:style-name="gr1" draw:text-style-name="P6" svg:width="0.0012in" svg:height="0.0213in"><text:p/></draw:rect></text:p>
      <text:p text:style-name="P1"/>
      <text:p text:style-name="P1">image calendar = ConditionSwitch(</text:p>
      <text:p text:style-name="P1"><text:s text:c="4"/>"day == 1", "calendar1.png",</text:p>
      <text:p text:style-name="P1"><text:s text:c="4"/>"day == 2", "calendar2.png",</text:p>
      <text:p text:style-name="P1"><text:s text:c="4"/>"day == 3", "calendar3.png",</text:p>
      <text:p text:style-name="P1"><text:soft-page-break/><text:s text:c="4"/>"day == 4", "calendar4.png",</text:p>
      <text:p text:style-name="P1"><text:s text:c="4"/>"day == 5", "calendar5.png",</text:p>
      <text:p text:style-name="P1"><text:s text:c="4"/>"day == 6", "calendar6.png",</text:p>
      <text:p text:style-name="P1"><text:s text:c="4"/>"day == 7", "calendar7.png",</text:p>
      <text:p text:style-name="P1"><text:s text:c="4"/>"True", "calendar1.png")</text:p>
      <text:p text:style-name="P1"/>
      <text:p text:style-name="P1"><draw:rect text:anchor-type="as-char" style:rel-width="100%" draw:z-index="5" draw:style-name="gr1" draw:text-style-name="P6" svg:width="0.0012in" svg:height="0.0213in"><text:p/></draw:rect></text:p>
      <text:p text:style-name="P1"/>
      <text:p text:style-name="P1">Teraz, gdy w kodzie zadeklarujemy komendę „show calendar”, wyświetli nam się piękny kalendarz – o ile, oczywiście, dostarczyliśmy niezbędne grafiki. Ważne jest też odpowiednie ustawienie zmiennej „day” – w razie braku deklaracji gra wyrzuci nam błąd, a jeśli podamy niewłaściwą wartość, to wyświetli obrazek zadeklarowany przy „true”. </text:p>
      <text:p text:style-name="P1"/>
      <text:p text:style-name="P1"/>
      <text:p text:style-name="P1">Podsumowanie:</text:p>
      <text:p text:style-name="P1">Nauczyliśmy się kilku przydatnych sztuczek, dzięki którym jesteśmy w stanie rozwinąć nasz projekt. Możemy wyświetlać rzeczy, możemy tworzyć niewielkie słowniki, dostaliśmy kilka dodatkowych możliwości tworzenia przejść do kolejnych scen… Mamy już prawie pełną wiedzę do stworzenia naprawdę rozbudowanej i ciekawej gry!</text:p>
      <text:p text:style-name="P1"/>
      <text:p text:style-name="P2"><text:a xlink:type="simple" xlink:href="https://gonintendo.com/system/file_uploads/uploads/000/014/778/original/logo512.png" text:style-name="ListLabel_20_1" text:visited-style-name="ListLabel_20_1"><text:span text:style-name="T1">https://gonintendo.com/system/file_uploads/uploads/000/014/778/original/logo512.png</text:span></text:a> - top taki jak w poprzednich trzech artykułach</text:p>
      <text:p text:style-name="P1"/>
      <text:p text:style-name="P1"><text:a xlink:type="simple" xlink:href="https://imgur.com/a/XJ7ep61" text:style-name="ListLabel_20_1" text:visited-style-name="ListLabel_20_1"><text:span text:style-name="T1">https://imgur.com/a/XJ7ep61</text:span></text:a> - scree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2" meta:word-count="967" meta:character-count="7093" meta:non-whitespace-character-count="5973"/>
    <meta:generator>LibreOfficeDev/6.0.5.2$Linux_X86_64 LibreOffice_project/</meta:generator>
  </office:meta>
</office:document-meta>
</file>